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B0000001202980981CEEB9C792.png" manifest:media-type="image/png"/>
  <manifest:file-entry manifest:full-path="Pictures/10000201000001B0000001200783696A53AF4951.png" manifest:media-type="image/png"/>
  <manifest:file-entry manifest:full-path="Pictures/10000201000001B000000120106AE7A0DC14D70B.png" manifest:media-type="image/png"/>
  <manifest:file-entry manifest:full-path="Pictures/10000201000001B000000120BB5AB41E18C22780.png" manifest:media-type="image/png"/>
  <manifest:file-entry manifest:full-path="Pictures/10000000000001BF0000016EECAC60B61126106F.png" manifest:media-type="image/png"/>
  <manifest:file-entry manifest:full-path="Pictures/10000201000001B000000120ADA3B4AB37C23126.png" manifest:media-type="image/png"/>
  <manifest:file-entry manifest:full-path="Pictures/10000201000001B000000120C6493C8944BDD099.png" manifest:media-type="image/png"/>
  <manifest:file-entry manifest:full-path="Pictures/10000201000001B000000120AB17C4A27C160454.png" manifest:media-type="image/png"/>
  <manifest:file-entry manifest:full-path="Pictures/10000201000001B000000120D25C85F9CBD2E647.png" manifest:media-type="image/png"/>
  <manifest:file-entry manifest:full-path="Pictures/10000201000001B0000001200C1CE89F01CE2C73.png" manifest:media-type="image/png"/>
  <manifest:file-entry manifest:full-path="Pictures/100000000000023B00000173ADDE60744685713E.png" manifest:media-type="image/png"/>
  <manifest:file-entry manifest:full-path="Pictures/10000201000001B00000012030592F993987B5D6.png" manifest:media-type="image/png"/>
  <manifest:file-entry manifest:full-path="Pictures/10000201000001B000000120CE0AC30EC6705B0E.png" manifest:media-type="image/png"/>
  <manifest:file-entry manifest:full-path="Pictures/100000000000019E00000150DD9C4F945A1B0BAC.png" manifest:media-type="image/png"/>
  <manifest:file-entry manifest:full-path="Pictures/100000000000011400000165FE3A7C6625CC67BD.png" manifest:media-type="image/png"/>
  <manifest:file-entry manifest:full-path="Pictures/100000000000023400000280BF04451B36AD5ED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 style:master-page-name="Standard">
      <style:paragraph-properties style:page-number="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527cm, 0.457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487cm, 0.55cm, -0.48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508cm, 0.466cm, -0.12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506cm, 0.656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572cm, 0.614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605cm, 0.656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445cm, 0.55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55cm, 0.635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593cm, 0.677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616cm, 0.859cm, 0cm, 0.554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.951cm, 1.132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3.png" text:anchor-type="as-char" svg:width="16.14cm" svg:height="10.345cm" draw:z-index="0"><draw:image xlink:href="Pictures/10000201000001B0000001202980981CEEB9C792.png" xlink:type="simple" xlink:show="embed" xlink:actuate="onLoad" loext:mime-type="image/png"/></draw:frame></text:p>
      <text:p text:style-name="normal"/>
      <text:p text:style-name="normal"><draw:frame draw:style-name="fr2" draw:name="image5.png" text:anchor-type="as-char" svg:width="15.702cm" svg:height="11.139cm" draw:z-index="1"><draw:image xlink:href="Pictures/10000201000001B000000120C6493C8944BDD099.png" xlink:type="simple" xlink:show="embed" xlink:actuate="onLoad" loext:mime-type="image/png"/></draw:frame></text:p>
      <text:p text:style-name="normal"/>
      <text:p text:style-name="normal"/>
      <text:p text:style-name="normal"/>
      <text:p text:style-name="normal"/>
      <text:p text:style-name="normal"><text:soft-page-break/><draw:frame draw:style-name="fr3" draw:name="image1.png" text:anchor-type="as-char" svg:width="16.337cm" svg:height="10.76cm" draw:z-index="2"><draw:image xlink:href="Pictures/10000201000001B00000012030592F993987B5D6.png" xlink:type="simple" xlink:show="embed" xlink:actuate="onLoad" loext:mime-type="image/png"/></draw:frame></text:p>
      <text:p text:style-name="normal"/>
      <text:p text:style-name="normal"><draw:frame draw:style-name="fr4" draw:name="image9.png" text:anchor-type="as-char" svg:width="16.392cm" svg:height="10.791cm" draw:z-index="3"><draw:image xlink:href="Pictures/10000201000001B000000120CE0AC30EC6705B0E.png" xlink:type="simple" xlink:show="embed" xlink:actuate="onLoad" loext:mime-type="image/png"/></draw:frame></text:p>
      <text:p text:style-name="normal"/>
      <text:p text:style-name="normal"/>
      <text:p text:style-name="normal"/>
      <text:p text:style-name="normal"/>
      <text:p text:style-name="normal"><text:soft-page-break/><draw:frame draw:style-name="fr5" draw:name="image2.png" text:anchor-type="as-char" svg:width="16.683cm" svg:height="10.804cm" draw:z-index="4"><draw:image xlink:href="Pictures/10000201000001B000000120ADA3B4AB37C23126.png" xlink:type="simple" xlink:show="embed" xlink:actuate="onLoad" loext:mime-type="image/png"/></draw:frame></text:p>
      <text:p text:style-name="normal"/>
      <text:p text:style-name="normal"/>
      <text:p text:style-name="normal"><draw:frame draw:style-name="fr6" draw:name="image8.png" text:anchor-type="as-char" svg:width="16.312cm" svg:height="10.536cm" draw:z-index="5"><draw:image xlink:href="Pictures/10000201000001B000000120D25C85F9CBD2E647.png" xlink:type="simple" xlink:show="embed" xlink:actuate="onLoad" loext:mime-type="image/png"/></draw:frame></text:p>
      <text:p text:style-name="normal"/>
      <text:p text:style-name="normal"/>
      <text:p text:style-name="normal"/>
      <text:p text:style-name="normal"><text:soft-page-break/><draw:frame draw:style-name="fr7" draw:name="image7.png" text:anchor-type="as-char" svg:width="16.866cm" svg:height="11.091cm" draw:z-index="6"><draw:image xlink:href="Pictures/10000201000001B0000001200783696A53AF4951.png" xlink:type="simple" xlink:show="embed" xlink:actuate="onLoad" loext:mime-type="image/png"/></draw:frame></text:p>
      <text:p text:style-name="normal"/>
      <text:p text:style-name="normal"><draw:frame draw:style-name="fr8" draw:name="image4.png" text:anchor-type="as-char" svg:width="16.603cm" svg:height="10.821cm" draw:z-index="7"><draw:image xlink:href="Pictures/10000201000001B000000120BB5AB41E18C22780.png" xlink:type="simple" xlink:show="embed" xlink:actuate="onLoad" loext:mime-type="image/png"/></draw:frame></text:p>
      <text:p text:style-name="normal"/>
      <text:p text:style-name="normal"/>
      <text:p text:style-name="normal"/>
      <text:p text:style-name="normal"><text:soft-page-break/><draw:frame draw:style-name="fr9" draw:name="image6.png" text:anchor-type="as-char" svg:width="16.498cm" svg:height="10.723cm" draw:z-index="8"><draw:image xlink:href="Pictures/10000201000001B000000120106AE7A0DC14D70B.png" xlink:type="simple" xlink:show="embed" xlink:actuate="onLoad" loext:mime-type="image/png"/></draw:frame></text:p>
      <text:p text:style-name="normal"/>
      <text:p text:style-name="normal"><draw:frame draw:style-name="fr10" draw:name="Изображение1" text:anchor-type="paragraph" svg:width="9.462cm" svg:height="7.747cm" draw:z-index="9"><draw:image xlink:href="Pictures/10000000000001BF0000016EECAC60B61126106F.png" xlink:type="simple" xlink:show="embed" xlink:actuate="onLoad" loext:mime-type="image/png"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style-name="fr10" draw:name="Изображение2" text:anchor-type="paragraph" svg:width="12.086cm" svg:height="7.853cm" draw:z-index="10"><draw:image xlink:href="Pictures/100000000000023B00000173ADDE60744685713E.png" xlink:type="simple" xlink:show="embed" xlink:actuate="onLoad" loext:mime-type="image/png"/></draw:frame><text:soft-page-break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style-name="fr11" draw:name="Изображение3" text:anchor-type="paragraph" svg:x="2.535cm" svg:y="0.427cm" svg:width="8.763cm" svg:height="7.112cm" draw:z-index="11"><draw:image xlink:href="Pictures/100000000000019E00000150DD9C4F945A1B0BAC.png" xlink:type="simple" xlink:show="embed" xlink:actuate="onLoad" loext:mime-type="image/png"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style-name="fr11" draw:name="Изображение4" text:anchor-type="paragraph" svg:x="3.745cm" svg:y="0.226cm" svg:width="5.842cm" svg:height="7.557cm" draw:z-index="12"><draw:image xlink:href="Pictures/100000000000011400000165FE3A7C6625CC67BD.png" xlink:type="simple" xlink:show="embed" xlink:actuate="onLoad" loext:mime-type="image/png"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style-name="fr10" draw:name="Изображение5" text:anchor-type="paragraph" svg:width="11.938cm" svg:height="13.547cm" draw:z-index="13"><draw:image xlink:href="Pictures/100000000000023400000280BF04451B36AD5ED0.png" xlink:type="simple" xlink:show="embed" xlink:actuate="onLoad" loext:mime-type="image/png"/></draw:frame><text:soft-page-break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style-name="fr12" draw:name="Изображение6" text:anchor-type="paragraph" svg:x="0.377cm" svg:y="0.337cm" svg:width="14.097cm" svg:height="9.73cm" draw:z-index="14"><draw:image xlink:href="Pictures/10000201000001B000000120AB17C4A27C160454.png" xlink:type="simple" xlink:show="embed" xlink:actuate="onLoad" loext:mime-type="image/png"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oft-page-break/></text:p>
      <text:p text:style-name="normal"><draw:frame draw:style-name="fr13" draw:name="Изображение7" text:anchor-type="paragraph" svg:x="0.342cm" svg:y="0.138cm" svg:width="15.351cm" svg:height="10.021cm" draw:z-index="15"><draw:image xlink:href="Pictures/10000201000001B0000001200C1CE89F01CE2C7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07T23:52:49.903000000</dc:date>
    <meta:editing-duration>PT40M15S</meta:editing-duration>
    <meta:editing-cycles>2</meta:editing-cycles>
    <meta:generator>Neat_Office/6.2.8.2$Windows_x86 LibreOffice_project/</meta:generator>
    <meta:document-statistic meta:table-count="0" meta:image-count="16" meta:object-count="0" meta:page-count="8" meta:paragraph-count="9" meta:word-count="0" meta:character-count="0" meta:non-whitespace-character-count="0"/>
  </office:meta>
</office:document-meta>
</file>